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>
            <draw:frame table:end-cell-address="Sheet1.N26" table:end-x="0.8504in" table:end-y="0.0484in" draw:z-index="0" draw:style-name="gr1" draw:text-style-name="P1" svg:width="6.2988in" svg:height="3.5429in" svg:x="0.7748in" svg:y="0.0917in">
              <draw:object draw:notify-on-update-of-ranges="Sheet1.C21:Sheet1.C21 Sheet1.C22:Sheet1.C25 Sheet1.D21:Sheet1.D21 Sheet1.D22:Sheet1.D25 Sheet1.E21:Sheet1.E21 Sheet1.E22:Sheet1.E25 Sheet1.F21:Sheet1.F21 Sheet1.F22:Sheet1.F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MirrorVM</text:p>
          </table:table-cell>
          <table:table-cell office:value-type="string">
            <text:p>No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8985393">
            <text:p>0.8985393</text:p>
          </table:table-cell>
          <table:table-cell office:value-type="float" office:value="0.1370709">
            <text:p>0.1370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613969">
            <text:p>0.7613969</text:p>
          </table:table-cell>
          <table:table-cell office:value-type="float" office:value="0.2539878">
            <text:p>0.2539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rospero_compile</text:p>
          </table:table-cell>
          <table:table-cell office:value-type="float" office:value="1.0618338">
            <text:p>1.0618338</text:p>
          </table:table-cell>
          <table:table-cell office:value-type="float" office:value="0.126946699999999">
            <text:p>0.12694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rospero_eval</text:p>
          </table:table-cell>
          <table:table-cell office:value-type="float" office:value="0.932888">
            <text:p>0.932888</text:p>
          </table:table-cell>
          <table:table-cell office:value-type="float" office:value="0.2574199">
            <text:p>0.2574199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rand_sort</text:p>
          </table:table-cell>
          <table:table-cell office:value-type="float" office:value="0.9973004">
            <text:p>0.9973004</text:p>
          </table:table-cell>
        </table:table-row>
        <table:table-row table:style-name="ro1">
          <table:table-cell table:number-columns-repeated="8"/>
          <table:table-cell office:value-type="string">
            <text:p>hashes</text:p>
          </table:table-cell>
          <table:table-cell office:value-type="float" office:value="4.5999231">
            <text:p>4.5999231</text:p>
          </table:table-cell>
        </table:table-row>
        <table:table-row table:style-name="ro2">
          <table:table-cell table:number-columns-repeated="2"/>
          <table:table-cell/>
          <table:table-cell office:value-type="string">
            <text:p>No Reg Alloc</text:p>
          </table:table-cell>
          <table:table-cell office:value-type="string">
            <text:p>Basic Reg Alloc</text:p>
          </table:table-cell>
          <table:table-cell office:value-type="string">
            <text:p>Enhanced Reg Alloc</text:p>
          </table:table-cell>
          <table:table-cell table:number-columns-repeated="2"/>
          <table:table-cell office:value-type="string">
            <text:p>prospero_compile</text:p>
          </table:table-cell>
          <table:table-cell office:value-type="float" office:value="1.0572805">
            <text:p>1.0572805</text:p>
          </table:table-cell>
        </table:table-row>
        <table:table-row table:style-name="ro2">
          <table:table-cell table:number-columns-repeated="2"/>
          <table:table-cell office:value-type="string">
            <text:p>rand_sort</text:p>
          </table:table-cell>
          <table:table-cell office:value-type="float" office:value="0.8825206">
            <text:p>0.8825206</text:p>
          </table:table-cell>
          <table:table-cell office:value-type="float" office:value="0.8309579">
            <text:p>0.8309579</text:p>
          </table:table-cell>
          <table:table-cell office:value-type="float" office:value="0.7765343">
            <text:p>0.7765343</text:p>
          </table:table-cell>
          <table:table-cell table:number-columns-repeated="2"/>
          <table:table-cell office:value-type="string">
            <text:p>prospero_eval</text:p>
          </table:table-cell>
          <table:table-cell office:value-type="float" office:value="0.9256962">
            <text:p>0.9256962</text:p>
          </table:table-cell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823325">
            <text:p>0.7823325</text:p>
          </table:table-cell>
          <table:table-cell office:value-type="float" office:value="0.7265815">
            <text:p>0.7265815</text:p>
          </table:table-cell>
          <table:table-cell office:value-type="float" office:value="0.6526588">
            <text:p>0.65265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1.0828218">
            <text:p>1.0828218</text:p>
          </table:table-cell>
          <table:table-cell office:value-type="float" office:value="0.8880009">
            <text:p>0.8880009</text:p>
          </table:table-cell>
          <table:table-cell office:value-type="float" office:value="1.1162417">
            <text:p>1.11624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1.019257">
            <text:p>1.019257</text:p>
          </table:table-cell>
          <table:table-cell office:value-type="float" office:value="0.8557045">
            <text:p>0.8557045</text:p>
          </table:table-cell>
          <table:table-cell office:value-type="float" office:value="0.7889009">
            <text:p>0.7889009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and_sort</text:p>
          </table:table-cell>
          <table:table-cell office:value-type="float" office:value="0.7765343">
            <text:p>0.77653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ashes</text:p>
          </table:table-cell>
          <table:table-cell office:value-type="float" office:value="0.6526588">
            <text:p>0.65265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spero_compile</text:p>
          </table:table-cell>
          <table:table-cell office:value-type="float" office:value="1.1162417">
            <text:p>1.11624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spero_eval</text:p>
          </table:table-cell>
          <table:table-cell office:value-type="float" office:value="0.7889009">
            <text:p>0.788900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5">06/05/2025</text:date>, <text:time>16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6-04T19:33:11.73</meta:creation-date>
    <dc:date>2025-06-05T16:00:53.30</dc:date>
    <dc:creator>a b</dc:creator>
    <meta:editing-duration>PT1H21M14S</meta:editing-duration>
    <meta:editing-cycles>3</meta:editing-cycles>
    <meta:generator>OpenOffice/4.1.11$Win32 OpenOffice.org_project/4111m1$Build-9808</meta:generator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23cm" svg:y="3.664cm" style:legend-expansion="high" chart:style-name="ch2"/>
        <chart:plot-area chart:style-name="ch3" table:cell-range-address="Sheet1.C21:Sheet1.F25" chart:data-source-has-labels="both" svg:x="0.77cm" svg:y="0.855cm" svg:width="10.713cm" svg:height="7.545cm">
          <chartooo:coordinate-region svg:x="1.497cm" svg:y="1.068cm" svg:width="9.986cm" svg:height="6.235cm"/>
          <chart:axis chart:dimension="x" chart:name="primary-x" chart:style-name="ch4" chartooo:axis-type="auto">
            <chartooo:date-scale/>
            <chart:categories table:cell-range-address="Sheet1.C22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2:Sheet1.D25" chart:label-cell-address="Sheet1.D21:Sheet1.D21" chart:class="chart:bar">
            <chart:data-point chart:repeated="4"/>
          </chart:series>
          <chart:series chart:style-name="ch8" chart:values-cell-range-address="Sheet1.E22:Sheet1.E25" chart:label-cell-address="Sheet1.E21:Sheet1.E21" chart:class="chart:bar">
            <chart:data-point chart:repeated="4"/>
          </chart:series>
          <chart:series chart:style-name="ch9" chart:values-cell-range-address="Sheet1.F22:Sheet1.F25" chart:label-cell-address="Sheet1.F21:Sheet1.F2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Reg Alloc</text:p>
                <draw:g>
                  <svg:desc>Sheet1.D21:Sheet1.D21</svg:desc>
                </draw:g>
              </table:table-cell>
              <table:table-cell office:value-type="string">
                <text:p>Basic Reg Alloc</text:p>
                <draw:g>
                  <svg:desc>Sheet1.E21:Sheet1.E21</svg:desc>
                </draw:g>
              </table:table-cell>
              <table:table-cell office:value-type="string">
                <text:p>Enhanced Reg Alloc</text:p>
                <draw:g>
                  <svg:desc>Sheet1.F21:Sheet1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_sort</text:p>
                <draw:g>
                  <svg:desc>Sheet1.C22:Sheet1.C25</svg:desc>
                </draw:g>
              </table:table-cell>
              <table:table-cell office:value-type="float" office:value="0.8825206">
                <text:p>0.8825206</text:p>
                <draw:g>
                  <svg:desc>Sheet1.D22:Sheet1.D25</svg:desc>
                </draw:g>
              </table:table-cell>
              <table:table-cell office:value-type="float" office:value="0.8309579">
                <text:p>0.8309579</text:p>
                <draw:g>
                  <svg:desc>Sheet1.E22:Sheet1.E25</svg:desc>
                </draw:g>
              </table:table-cell>
              <table:table-cell office:value-type="float" office:value="0.7765343">
                <text:p>0.7765343</text:p>
                <draw:g>
                  <svg:desc>Sheet1.F22:Sheet1.F25</svg:desc>
                </draw:g>
              </table:table-cell>
            </table:table-row>
            <table:table-row>
              <table:table-cell office:value-type="string">
                <text:p>hashes</text:p>
              </table:table-cell>
              <table:table-cell office:value-type="float" office:value="0.7823325">
                <text:p>0.7823325</text:p>
              </table:table-cell>
              <table:table-cell office:value-type="float" office:value="0.7265815">
                <text:p>0.7265815</text:p>
              </table:table-cell>
              <table:table-cell office:value-type="float" office:value="0.6526588">
                <text:p>0.6526588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1.0828218">
                <text:p>1.0828218</text:p>
              </table:table-cell>
              <table:table-cell office:value-type="float" office:value="0.8880009">
                <text:p>0.8880009</text:p>
              </table:table-cell>
              <table:table-cell office:value-type="float" office:value="1.1162417">
                <text:p>1.1162417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1.019257">
                <text:p>1.019257</text:p>
              </table:table-cell>
              <table:table-cell office:value-type="float" office:value="0.8557045">
                <text:p>0.8557045</text:p>
              </table:table-cell>
              <table:table-cell office:value-type="float" office:value="0.7889009">
                <text:p>0.7889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